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HILARIO RENTERA, ROSMEL CESAR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LA JOYA</text:span></text:p>
      <text:p text:style-name="P5"/>
      <text:p text:style-name="P5">Recojo: <text:span text:style-name="T3">HILARIO RENTERA, ROSMEL CES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16:51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